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93cm" style:rel-column-width="8451*"/>
    </style:style>
    <style:style style:name="Table1.B" style:family="table-column">
      <style:table-column-properties style:column-width="1.707cm" style:rel-column-width="6582*"/>
    </style:style>
    <style:style style:name="Table1.C" style:family="table-column">
      <style:table-column-properties style:column-width="2.106cm" style:rel-column-width="8118*"/>
    </style:style>
    <style:style style:name="Table1.D" style:family="table-column">
      <style:table-column-properties style:column-width="10.994cm" style:rel-column-width="42384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justify" style:justify-single-word="false"/>
      <style:text-properties officeooo:rsid="00206b1c" officeooo:paragraph-rsid="00206b1c"/>
    </style:style>
    <style:style style:name="P3" style:family="paragraph" style:parent-style-name="Standard">
      <style:paragraph-properties fo:text-align="justify" style:justify-single-word="false"/>
      <style:text-properties officeooo:rsid="002270aa" officeooo:paragraph-rsid="002270aa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a8bed" officeooo:paragraph-rsid="002a8b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353df6" officeooo:paragraph-rsid="00353df6"/>
    </style:style>
    <style:style style:name="P6" style:family="paragraph" style:parent-style-name="Standard">
      <style:paragraph-properties fo:text-align="justify" style:justify-single-word="false"/>
      <style:text-properties officeooo:rsid="0030b30b" officeooo:paragraph-rsid="00321b29"/>
    </style:style>
    <style:style style:name="P7" style:family="paragraph" style:parent-style-name="Table_20_Contents">
      <style:paragraph-properties fo:text-align="justify" style:justify-single-word="false"/>
      <style:text-properties officeooo:rsid="00365d3d" officeooo:paragraph-rsid="00365d3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365d3d" officeooo:paragraph-rsid="00365d3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3c55b6" officeooo:paragraph-rsid="003c55b6"/>
    </style:style>
    <style:style style:name="P10" style:family="paragraph" style:parent-style-name="Table_20_Contents">
      <style:paragraph-properties fo:text-align="justify" style:justify-single-word="false"/>
      <style:text-properties officeooo:rsid="003cc816" officeooo:paragraph-rsid="003cc816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a8bed" officeooo:paragraph-rsid="002a8be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bbbc6" officeooo:paragraph-rsid="002bbbc6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bced7" officeooo:paragraph-rsid="002bced7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de234" officeooo:paragraph-rsid="002de234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38d828" officeooo:paragraph-rsid="0038d828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38d828" officeooo:paragraph-rsid="003cc816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b841f" officeooo:paragraph-rsid="003b841f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b841f" officeooo:paragraph-rsid="003cc816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41f8a7" officeooo:paragraph-rsid="0041f8a7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f1897" officeooo:paragraph-rsid="002f1897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270aa" officeooo:paragraph-rsid="001db272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337c87" officeooo:paragraph-rsid="00337c87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353df6" officeooo:paragraph-rsid="00353df6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3cc816" officeooo:paragraph-rsid="003cc816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3dec82"/>
    </style:style>
    <style:style style:name="T1" style:family="text">
      <style:text-properties fo:font-weight="bold" officeooo:rsid="00206b1c" style:font-weight-asian="bold" style:font-weight-complex="bold"/>
    </style:style>
    <style:style style:name="T2" style:family="text">
      <style:text-properties officeooo:rsid="002a8bed"/>
    </style:style>
    <style:style style:name="T3" style:family="text">
      <style:text-properties officeooo:rsid="00206b1c"/>
    </style:style>
    <style:style style:name="T4" style:family="text">
      <style:text-properties officeooo:rsid="002bbbc6"/>
    </style:style>
    <style:style style:name="T5" style:family="text">
      <style:text-properties officeooo:rsid="002c5f1e"/>
    </style:style>
    <style:style style:name="T6" style:family="text">
      <style:text-properties officeooo:rsid="002f1897"/>
    </style:style>
    <style:style style:name="T7" style:family="text">
      <style:text-properties officeooo:rsid="00366614"/>
    </style:style>
    <style:style style:name="T8" style:family="text">
      <style:text-properties officeooo:rsid="0038d828"/>
    </style:style>
    <style:style style:name="T9" style:family="text">
      <style:text-properties officeooo:rsid="002de234"/>
    </style:style>
    <style:style style:name="T10" style:family="text">
      <style:text-properties officeooo:rsid="003cc816"/>
    </style:style>
    <style:style style:name="T11" style:family="text">
      <style:text-properties officeooo:rsid="003dbe1e"/>
    </style:style>
    <style:style style:name="T12" style:family="text">
      <style:text-properties officeooo:rsid="003dec82"/>
    </style:style>
    <style:style style:name="T13" style:family="text">
      <style:text-properties officeooo:rsid="0041f8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: <text:bookmark-start text:name="__DdeLink__114_187647637"/><text:span text:style-name="T7">A</text:span><text:bookmark-end text:name="__DdeLink__114_187647637"/><text:span text:style-name="T7">gendar Entrevista</text:span></text:p>
      <text:p text:style-name="P1"/>
      <text:list xml:id="list4484939598256237735" text:style-name="L1">
        <text:list-item>
          <text:p text:style-name="P11">Nome</text:p>
          <text:p text:style-name="P12"><text:span text:style-name="T7">Agendar</text:span> Entrevista.</text:p>
        </text:list-item>
      </text:list>
      <text:p text:style-name="P2"/>
      <text:list xml:id="list223113558195899" text:continue-numbering="true" text:style-name="L1">
        <text:list-item>
          <text:p text:style-name="P11">Identificador</text:p>
          <text:p text:style-name="P13">CSU0<text:span text:style-name="T2">3</text:span>.</text:p>
          <text:p text:style-name="P13"/>
        </text:list-item>
        <text:list-item>
          <text:p text:style-name="P11">Importância</text:p>
          <text:p text:style-name="P12">Este caso de uso é de suma importância, pois se o sistema não conseguir selecionar os candidatos para entrevista, o processo seletivo não poderá ser levado adiante. Desta forma este caso de uso é classificado como de <text:span text:style-name="T1">Risco alto e prioridade alta</text:span><text:span text:style-name="T3">.</text:span></text:p>
          <text:p text:style-name="P12"/>
        </text:list-item>
        <text:list-item>
          <text:p text:style-name="P11">Sumário</text:p>
          <text:p text:style-name="P12">O sistema seleciona os candidatos para serem entrevistados, alterando sua situação atual <text:span text:style-name="T8">da inscrição </text:span>para “Entrevista”.</text:p>
          <text:p text:style-name="P12"/>
        </text:list-item>
        <text:list-item>
          <text:p text:style-name="P11">Ator Primário</text:p>
        </text:list-item>
      </text:list>
      <text:p text:style-name="P2"><text:tab/><text:span text:style-name="T4">Analista de RH.</text:span></text:p>
      <text:p text:style-name="P2"/>
      <text:list xml:id="list223114055218811" text:continue-numbering="true" text:style-name="L1">
        <text:list-item>
          <text:p text:style-name="P11">Pré-condições</text:p>
          <text:list>
            <text:list-item>
              <text:p text:style-name="P14">Existir um processo seletivo em andamento;</text:p>
            </text:list-item>
            <text:list-item>
              <text:p text:style-name="P14">Existi<text:span text:style-name="T5">r</text:span>em inscrições para as vagas oferecidas pelo processo seletivo.</text:p>
            </text:list-item>
          </text:list>
          <text:p text:style-name="P13"/>
        </text:list-item>
        <text:list-item>
          <text:p text:style-name="P11">Fluxo Principal</text:p>
          <text:list>
            <text:list-item>
              <text:p text:style-name="P15"><text:span text:style-name="T8">Na página inicial do sistema [</text:span><text:a xlink:type="simple" xlink:href="../prototipos/paginaInicio.html.png" text:style-name="Internet_20_link" text:visited-style-name="Visited_20_Internet_20_Link"><text:span text:style-name="T8">paginaInicio.html</text:span></text:a><text:span text:style-name="T8">], o</text:span> <text:span text:style-name="T8">clica sobre o link “agendar entrevistas”</text:span>.</text:p>
            </text:list-item>
            <text:list-item>
              <text:p text:style-name="P16">O sistema:</text:p>
              <text:list>
                <text:list-item>
                  <text:p text:style-name="P17">Na página de agendamento de entrevistas <text:span text:style-name="T10">[</text:span><text:a xlink:type="simple" xlink:href="../prototipos/agendarEntrevista.html.png" text:style-name="Internet_20_link" text:visited-style-name="Visited_20_Internet_20_Link"><text:span text:style-name="T10">agendarEntrevista.html</text:span></text:a><text:span text:style-name="T10">]</text:span>, <text:bookmark-start text:name="__DdeLink__661_586214787"/>o ator informa o nome da empresa oferecedora das vagas e clica no botão disposto imediatamente após o campo nome;</text:p>
                </text:list-item>
                <text:list-item>
                  <text:p text:style-name="P17">O sistema abre a página de consulta de processos seletivos <text:span text:style-name="T10">[</text:span><text:a xlink:type="simple" xlink:href="../prototipos/consultarProcessoSeletivo.html.png" text:style-name="Internet_20_link" text:visited-style-name="Visited_20_Internet_20_Link"><text:span text:style-name="T10">consultarProcessoSeletivo.html</text:span></text:a><text:span text:style-name="T10">]</text:span>, que contém uma grid que já vem preenchida com os dados dos processos seletivos que estão em andamento;</text:p>
                </text:list-item>
                <text:list-item>
                  <text:p text:style-name="P17">O ator seleciona o processo seletivo para o qual deseja agendar as entrevistas <text:bookmark-start text:name="__DdeLink__1081_1707243816"/>(clicando no radiobutton disposto na última coluna da grid e sobre o botão selecionar);<text:bookmark-end text:name="__DdeLink__1081_1707243816"/></text:p>
                </text:list-item>
                <text:list-item>
                  <text:p text:style-name="P18">O sistema retorna à página de agendamento de entrevistas <text:span text:style-name="T10">[</text:span><text:a xlink:type="simple" xlink:href="../prototipos/agendarEntrevista.html.png" text:style-name="Internet_20_link" text:visited-style-name="Visited_20_Internet_20_Link"><text:span text:style-name="T10">agendarEntrevista.html</text:span></text:a><text:span text:style-name="T10">]</text:span>;<text:bookmark-end text:name="__DdeLink__661_586214787"/></text:p>
                </text:list-item>
                <text:list-item>
                  <text:p text:style-name="P17">O ator consulta o cargo, para o qual deseja efetuar as entrevistas. Para isto ele informa ou não o nome do cargo e clica sobre o botão disposto imediatamente após o campo nome do cargo.</text:p>
                </text:list-item>
                <text:list-item>
                  <text:p text:style-name="P17">O sistema abre a página de manutenção cadastral de cargos <text:span text:style-name="T10">[</text:span><text:a xlink:type="simple" xlink:href="../prototipos/manterCargo.html.png" text:style-name="Internet_20_link" text:visited-style-name="Visited_20_Internet_20_Link"><text:span text:style-name="T10">manterCargo.html</text:span></text:a><text:span text:style-name="T10">]</text:span>, listando todos os cargos que fazer parte do processo seletivo selecionado no passo 7.2.3;</text:p>
                </text:list-item>
                <text:list-item>
                  <text:p text:style-name="P17">O ator seleciona o cargo (clicando no radiobutton disposto na última coluna da grid e sobre o botão selecionar);</text:p>
                </text:list-item>
                <text:list-item>
                  <text:p text:style-name="P18">O sistema retorna à página de agendamento de entrevistas <text:span text:style-name="T10">[</text:span><text:a xlink:type="simple" xlink:href="../prototipos/agendarEntrevista.html.png" text:style-name="Internet_20_link" text:visited-style-name="Visited_20_Internet_20_Link"><text:span text:style-name="T10">agendarEntrevista.html</text:span></text:a><text:span text:style-name="T10">]</text:span>;</text:p>
                </text:list-item>
                <text:list-item>
                  <text:p text:style-name="P17">O ator clica sobre o botão confirmar;</text:p>
                </text:list-item>
                <text:list-item>
                  <text:p text:style-name="P19">O sistema consulta todas as inscrições do processo seletivo e cargos informados e estas inscrições devem estar na situação <text:span text:style-name="T9">“ATIVA”.</text:span></text:p>
                </text:list-item>
                <text:list-item>
                  <text:p text:style-name="P16"><text:soft-page-break/>Dentre estas inscrições seleciona as que preenchem os requisitos relativos ao tempo de experiência e pretensão salarial;</text:p>
                </text:list-item>
                <text:list-item>
                  <text:p text:style-name="P16">Com a lista de selecionados, consulta o quantitativo de entrevistas agendadas aos analistas de RH da empresa <text:span text:style-name="T6">e efetua o agendamento de acordo com a Regra de Negócio </text:span><text:a xlink:type="simple" xlink:href="../regras-de-negocio.odt" text:style-name="Internet_20_link" text:visited-style-name="Visited_20_Internet_20_Link"><text:span text:style-name="T6">RN07</text:span></text:a><text:span text:style-name="T6">.</text:span></text:p>
                </text:list-item>
                <text:list-item>
                  <text:p text:style-name="P20">Abre a página de confirmação do agendamento das entrevistas <text:span text:style-name="T10">[</text:span><text:a xlink:type="simple" xlink:href="../prototipos/confirmarAgendamentoEntrevista.html.png" text:style-name="Internet_20_link" text:visited-style-name="Visited_20_Internet_20_Link"><text:span text:style-name="T10">confirmarAgendamentoEntrevista.html</text:span></text:a><text:span text:style-name="T10">]</text:span>. Nesta página o sistema apresenta todas as inscrições selecionadas, constando ainda a data e o horário do agendamento da entrevista.</text:p>
                </text:list-item>
                <text:list-item>
                  <text:p text:style-name="P19">Estando tudo certo, o ator clica sobre o botão “confirmar”;</text:p>
                </text:list-item>
                <text:list-item>
                  <text:p text:style-name="P19">O sistema:</text:p>
                  <text:list>
                    <text:list-item>
                      <text:p text:style-name="P21">inclui o caso de uso <text:a xlink:type="simple" xlink:href="../CSU09-enviar-email.odt" text:style-name="Internet_20_link" text:visited-style-name="Visited_20_Internet_20_Link">CSU09</text:a>.</text:p>
                    </text:list-item>
                    <text:list-item>
                      <text:p text:style-name="P22">Altera a situação da inscrição para “ENTREVISTA”;</text:p>
                    </text:list-item>
                    <text:list-item>
                      <text:p text:style-name="P22">Persiste os dados, <text:span text:style-name="T10">abre janela “</text:span><text:a xlink:type="simple" xlink:href="../prototipos/msg11.html.png" text:style-name="Internet_20_link" text:visited-style-name="Visited_20_Internet_20_Link"><text:span text:style-name="T10">pop-up</text:span></text:a><text:span text:style-name="T10">” com a</text:span> mensagem “Msg11”, informando do sucesso da execução da operação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23112610505673" text:continue-numbering="true" text:style-name="L1">
        <text:list-item>
          <text:p text:style-name="P11">Fluxos Alternativos</text:p>
        </text:list-item>
      </text:list>
      <text:p text:style-name="P6"><text:tab/><text:tab/></text:p>
      <text:list xml:id="list223112377773511" text:continue-numbering="true" text:style-name="L1">
        <text:list-item>
          <text:p text:style-name="P11">Fluxos de Exceção</text:p>
          <text:p text:style-name="P23"/>
        </text:list-item>
        <text:list-item>
          <text:p text:style-name="P11">Pós-condições</text:p>
          <text:p text:style-name="P25">Um conjunto de candidatos inscritos foi selecionado para entrevistas corretamente.</text:p>
          <text:p text:style-name="P25"/>
        </text:list-item>
        <text:list-item>
          <text:p text:style-name="P11">Regras de Negócio</text:p>
          <text:p text:style-name="P26"><text:a xlink:type="simple" xlink:href="../regras-de-negocio.odt" text:style-name="Internet_20_link" text:visited-style-name="Visited_20_Internet_20_Link">RN07</text:a>;</text:p>
        </text:list-item>
      </text:list>
      <text:p text:style-name="P5"/>
      <text:list xml:id="list223113634681454" text:continue-numbering="true" text:style-name="L1">
        <text:list-item>
          <text:p text:style-name="P11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Usuário</text:p>
          </table:table-cell>
          <table:table-cell table:style-name="Table1.D1" office:value-type="string">
            <text:p text:style-name="P8">Descrição</text:p>
          </table:table-cell>
        </table:table-row>
        <table:table-row>
          <table:table-cell table:style-name="Table1.A4" office:value-type="string">
            <text:p text:style-name="P7">19/06/2016</text:p>
          </table:table-cell>
          <table:table-cell table:style-name="Table1.B4" office:value-type="string">
            <text:p text:style-name="P7">1.0</text:p>
          </table:table-cell>
          <table:table-cell table:style-name="Table1.C4" office:value-type="string">
            <text:p text:style-name="P7">Gilmar-fa</text:p>
          </table:table-cell>
          <table:table-cell table:style-name="Table1.D4" office:value-type="string">
            <text:p text:style-name="P7">Criação do documento.</text:p>
          </table:table-cell>
        </table:table-row>
        <table:table-row>
          <table:table-cell table:style-name="Table1.A4" office:value-type="string">
            <text:p text:style-name="P9">21/06/2016</text:p>
          </table:table-cell>
          <table:table-cell table:style-name="Table1.B4" office:value-type="string">
            <text:p text:style-name="P9">1.1</text:p>
          </table:table-cell>
          <table:table-cell table:style-name="Table1.C4" office:value-type="string">
            <text:p text:style-name="P9">Gilmar-fa</text:p>
          </table:table-cell>
          <table:table-cell table:style-name="Table1.D4" office:value-type="string">
            <text:p text:style-name="P9">Atualização do documento.</text:p>
          </table:table-cell>
        </table:table-row>
        <table:table-row>
          <table:table-cell table:style-name="Table1.A4" office:value-type="string">
            <text:p text:style-name="P10">22/06/2016</text:p>
          </table:table-cell>
          <table:table-cell table:style-name="Table1.B4" office:value-type="string">
            <text:p text:style-name="P10">1.2</text:p>
          </table:table-cell>
          <table:table-cell table:style-name="Table1.C4" office:value-type="string">
            <text:p text:style-name="P10">Gilmar-fa</text:p>
          </table:table-cell>
          <table:table-cell table:style-name="Table1.D4" office:value-type="string">
            <text:p text:style-name="P10">Criação de links entre documentos.</text:p>
          </table:table-cell>
        </table:table-row>
      </table:table>
      <text:list xml:id="list223114284044009" text:continue-numbering="true" text:style-name="L1">
        <text:list-header>
          <text:p text:style-name="P24"/>
        </text:list-header>
      </text:list>
      <text:p text:style-name="P3"/>
      <text:list xml:id="list223112819048681" text:continue-numbering="true" text:style-name="L1">
        <text:list-item>
          <text:p text:style-name="P11">Notas de Implementação</text:p>
          <text:p text:style-name="P23"/>
        </text:list-item>
        <text:list-item>
          <text:p text:style-name="P23">Documentação Auxiliar</text:p>
          <text:list>
            <text:list-item>
              <text:p text:style-name="P27"><text:a xlink:type="simple" xlink:href="../imagens-uml/uc-agendar-entrevista.png" text:style-name="Internet_20_link" text:visited-style-name="Visited_20_Internet_20_Link">Diagrama de caso de uso</text:a></text:p>
            </text:list-item>
            <text:list-item>
              <text:p text:style-name="P27"><text:a xlink:type="simple" xlink:href="../imagens-uml/cd-agendar-entrevista.png" text:style-name="Internet_20_link" text:visited-style-name="Visited_20_Internet_20_Link">Diagrama de c</text:a><text:a xlink:type="simple" xlink:href="../imagens-uml/cd-agendar-entrevista.png" text:style-name="Internet_20_link" text:visited-style-name="Visited_20_Internet_20_Link"><text:span text:style-name="T11">la</text:span></text:a><text:a xlink:type="simple" xlink:href="../imagens-uml/cd-agendar-entrevista.png" text:style-name="Internet_20_link" text:visited-style-name="Visited_20_Internet_20_Link">sses</text:a></text:p>
            </text:list-item>
            <text:list-item>
              <text:p text:style-name="P28"><text:a xlink:type="simple" xlink:href="../imagens-uml/de-agendar-entrevista.png" text:style-name="Internet_20_link" text:visited-style-name="Visited_20_Internet_20_Link">Diagrama de transição de estados</text:a> – <text:span text:style-name="T12">Entrevista</text:span></text:p>
            </text:list-item>
            <text:list-item>
              <text:p text:style-name="P28"><text:a xlink:type="simple" xlink:href="../imagens-uml/de-realizar-inscricao.png" text:style-name="Internet_20_link" text:visited-style-name="Visited_20_Internet_20_Link">Diagrama de transição de estados</text:a> – <text:span text:style-name="T12">Inscrição</text:span></text:p>
            </text:list-item>
          </text:list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3T22:31:12.081723970</dc:date>
    <meta:editing-duration>PT3H51M10S</meta:editing-duration>
    <meta:editing-cycles>29</meta:editing-cycles>
    <dc:creator>Gilmar Arantes</dc:creator>
    <meta:document-statistic meta:table-count="1" meta:image-count="0" meta:object-count="0" meta:page-count="2" meta:paragraph-count="65" meta:word-count="545" meta:character-count="3541" meta:non-whitespace-character-count="3095"/>
  </office:meta>
</office:document-meta>
</file>